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/>
    </style:style>
    <style:style style:name="P4" style:family="paragraph" style:parent-style-name="Standard">
      <style:paragraph-properties fo:text-align="start" style:justify-single-word="false"/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minando terminal linux</text:p>
      <text:p text:style-name="P3">Gerenciando serviços</text:p>
      <text:p text:style-name="P2"/>
      <text:p text:style-name="P2">Iniciando um serviço</text:p>
      <text:p text:style-name="P4">service apache2 start</text:p>
      <text:p text:style-name="P2"/>
      <text:p text:style-name="P2">finalizando um serviço</text:p>
      <text:p text:style-name="P4">service apache2 stop</text:p>
      <text:p text:style-name="P2"/>
      <text:p text:style-name="P2">mantendo um serviço ativo ao iniciar</text:p>
      <text:p text:style-name="P4">update-rc.d ssh enable</text:p>
      <text:p text:style-name="P2"/>
      <text:p text:style-name="P2">retirando serviço da lista de iniciação</text:p>
      <text:p text:style-name="P4">update-rc.d ssh dis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bas Bento</meta:initial-creator>
    <meta:creation-date>2020-12-25T12:37:36</meta:creation-date>
    <meta:document-statistic meta:table-count="0" meta:image-count="0" meta:object-count="0" meta:page-count="1" meta:paragraph-count="10" meta:word-count="35" meta:character-count="247"/>
    <dc:date>2020-12-25T12:41:12</dc:date>
    <dc:creator>Jarbas Bento</dc:creator>
    <meta:editing-duration>PT3M36S</meta:editing-duration>
    <meta:editing-cycles>1</meta:editing-cycles>
    <meta:generator>OpenOffice/4.1.8$Unix OpenOffice.org_project/418m3$Build-9803</meta:generator>
  </office:meta>
</office:document-meta>
</file>